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text-properties officeooo:rsid="000d8f65"/>
    </style:style>
    <style:style style:name="P2" style:family="paragraph" style:parent-style-name="Heading_20_3">
      <style:text-properties officeooo:rsid="000d8f65"/>
    </style:style>
    <style:style style:name="P3" style:family="paragraph" style:parent-style-name="Text_20_body">
      <style:text-properties officeooo:rsid="000d8f65"/>
    </style:style>
    <style:style style:name="P4" style:family="paragraph" style:parent-style-name="Text_20_body" style:list-style-name="L1">
      <style:text-properties officeooo:rsid="000d8f65"/>
    </style:style>
    <style:style style:name="P5" style:family="paragraph" style:parent-style-name="Horizontal_20_Line">
      <style:text-properties officeooo:rsid="000d8f65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rsid="000d8f65"/>
    </style:style>
    <style:style style:name="P7" style:family="paragraph" style:parent-style-name="Preformatted_20_Text">
      <style:text-properties officeooo:rsid="000d8f65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0d8f65"/>
    </style:style>
    <style:style style:name="P9" style:family="paragraph" style:parent-style-name="Text_20_body" style:list-style-name="L2">
      <style:text-properties officeooo:rsid="000d8f65"/>
    </style:style>
    <style:style style:name="P10" style:family="paragraph" style:parent-style-name="Text_20_body" style:list-style-name="L3">
      <style:text-properties officeooo:rsid="000d8f65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0d8f65"/>
    </style:style>
    <style:style style:name="P12" style:family="paragraph" style:parent-style-name="Text_20_body" style:list-style-name="L4">
      <style:text-properties officeooo:rsid="000d8f65"/>
    </style:style>
    <style:style style:name="P13" style:family="paragraph" style:parent-style-name="Heading_20_2">
      <style:text-properties officeooo:rsid="000d8f65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d8f65"/>
    </style:style>
    <style:style style:name="P15" style:family="paragraph" style:parent-style-name="Text_20_body" style:list-style-name="L5">
      <style:text-properties officeooo:rsid="000d8f65"/>
    </style:style>
    <style:style style:name="P16" style:family="paragraph" style:parent-style-name="Text_20_body" style:list-style-name="L6">
      <style:text-properties officeooo:rsid="000d8f65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officeooo:rsid="000d8f65"/>
    </style:style>
    <style:style style:name="P18" style:family="paragraph" style:parent-style-name="Text_20_body" style:list-style-name="L7">
      <style:text-properties officeooo:rsid="000d8f65"/>
    </style:style>
    <style:style style:name="P19" style:family="paragraph" style:parent-style-name="Standard">
      <style:text-properties officeooo:rsid="000d8f65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🧪 1. Tester en isolation</text:h>
      <text:h text:style-name="P2" text:outline-level="3">🎯 Idée</text:h>
      <text:p text:style-name="P3">Tester <text:span text:style-name="Strong_20_Emphasis">UNE seule classe</text:span> sans dépendre des autres.</text:p>
      <text:p text:style-name="P3">👉 Exemple simple :</text:p>
      <text:p text:style-name="P3">Imaginons :</text:p>
      <text:list text:style-name="L1">
        <text:list-item>
          <text:p text:style-name="P4"><text:span text:style-name="Source_20_Text">Location</text:span> utilise <text:span text:style-name="Source_20_Text">Film</text:span> et <text:span text:style-name="Source_20_Text">Client</text:span> </text:p>
        </text:list-item>
      </text:list>
      <text:p text:style-name="P3">❌ Problème :<text:line-break/>Si <text:span text:style-name="Source_20_Text">Film</text:span> bug → ton test de <text:span text:style-name="Source_20_Text">Location</text:span> échoue même si <text:span text:style-name="Source_20_Text">Location</text:span> est correcte</text:p>
      <text:p text:style-name="P5"/>
      <text:h text:style-name="P2" text:outline-level="3">✅ Solution : MOCK (Mockito)</text:h>
      <text:p text:style-name="P3">👉 On simule les autres classes</text:p>
      <text:h text:style-name="P2" text:outline-level="3">💡 Exemple</text:h>
      <text:section text:style-name="Sect1" text:name="code-block-viewer">
        <text:p text:style-name="P6">Film film = Mockito.mock(Film.class);</text:p>
        <text:p text:style-name="P7">Mockito.when(film.prixJour()).thenReturn(10);</text:p>
        <text:p text:style-name="P7">Client client = Mockito.mock(Client.class);</text:p>
        <text:p text:style-name="P7">Mockito.when(client.getCat()).thenReturn(PRIVILEGE);</text:p>
        <text:p text:style-name="P7">Location loc = new Location(film, client);</text:p>
      </text:section>
      <text:p text:style-name="P3">👉 Ici :</text:p>
      <text:list text:style-name="L2">
        <text:list-item>
          <text:p text:style-name="P8"><text:span text:style-name="Source_20_Text">film.prixJour()</text:span> retourne <text:span text:style-name="Strong_20_Emphasis">10</text:span> </text:p>
        </text:list-item>
        <text:list-item>
          <text:p text:style-name="P9"><text:span text:style-name="Source_20_Text">client.getCat()</text:span> retourne <text:span text:style-name="Strong_20_Emphasis">PRIVILEGE</text:span> </text:p>
        </text:list-item>
      </text:list>
      <text:p text:style-name="P3">➡️ Tu contrôles tout = test fiable ✅</text:p>
      <text:p text:style-name="P5"/>
      <text:h text:style-name="P1" text:outline-level="1">🔍 Vérifier les appels</text:h>
      <text:h text:style-name="P2" text:outline-level="3">💡 Exemple</text:h>
      <text:section text:style-name="Sect1" text:name="Section1">
        <text:p text:style-name="P6"><text:bookmark text:name="code-block-viewer"/>Mockito.verify(film).prixJour();</text:p>
      </text:section>
      <text:p text:style-name="P3">👉 Ça vérifie que :</text:p>
      <text:list text:style-name="L3">
        <text:list-item>
          <text:p text:style-name="P10">la méthode <text:span text:style-name="Source_20_Text">prixJour()</text:span> a bien été appelée </text:p>
        </text:list-item>
      </text:list>
      <text:p text:style-name="P5"/>
      <text:h text:style-name="P1" text:outline-level="1">🧪 2. Structure d’un test</text:h>
      <text:h text:style-name="P2" text:outline-level="3">🎯 3 étapes importantes</text:h>
      <text:section text:style-name="Sect1" text:name="Section2">
        <text:p text:style-name="P6"><text:bookmark text:name="code-block-viewer Copie 1"/>@Test</text:p>
        <text:p text:style-name="P7">public void testMontant() {</text:p>
        <text:p text:style-name="P7"><text:soft-page-break/><text:s text:c="4"/>// 1. Define (préparer)</text:p>
        <text:p text:style-name="P7"><text:s text:c="4"/>int duree = 2;</text:p>
        <text:p text:style-name="P7"><text:s text:c="4"/>// 2. When (action)</text:p>
        <text:p text:style-name="P7"><text:s text:c="4"/>float resultat = loc.montant(duree);</text:p>
        <text:p text:style-name="P7"><text:s text:c="4"/>// 3. Then (vérifier)</text:p>
        <text:p text:style-name="P7"><text:s text:c="4"/>Assert.assertEquals(10, resultat);</text:p>
        <text:p text:style-name="P7">}</text:p>
      </text:section>
      <text:p text:style-name="P3">👉 Astuce :</text:p>
      <text:list text:style-name="L4">
        <text:list-item>
          <text:p text:style-name="P11"><text:span text:style-name="Strong_20_Emphasis">Define = données</text:span> </text:p>
        </text:list-item>
        <text:list-item>
          <text:p text:style-name="P11"><text:span text:style-name="Strong_20_Emphasis">When = action</text:span> </text:p>
        </text:list-item>
        <text:list-item>
          <text:p text:style-name="P12"><text:span text:style-name="Strong_20_Emphasis">Then = vérification</text:span> </text:p>
        </text:list-item>
      </text:list>
      <text:p text:style-name="P5"/>
      <text:h text:style-name="P1" text:outline-level="1">✅ 3. Assertions (vérifications)</text:h>
      <text:h text:style-name="P2" text:outline-level="3">💡 Exemple 1</text:h>
      <text:section text:style-name="Sect1" text:name="Section3">
        <text:p text:style-name="P6"><text:bookmark text:name="code-block-viewer Copie 2"/>Assertions.assertEquals(5, calcul(2,3));</text:p>
      </text:section>
      <text:p text:style-name="P3">👉 Vérifie que le résultat = 5</text:p>
      <text:p text:style-name="P5"/>
      <text:h text:style-name="P2" text:outline-level="3">💡 Exemple 2</text:h>
      <text:section text:style-name="Sect1" text:name="Section4">
        <text:p text:style-name="P6"><text:bookmark text:name="code-block-viewer Copie 3"/>Assertions.assertTrue(age &gt; 18);</text:p>
      </text:section>
      <text:p text:style-name="P3">👉 Vérifie que la condition est vraie</text:p>
      <text:p text:style-name="P5"/>
      <text:h text:style-name="P2" text:outline-level="3">💡 Exemple 3</text:h>
      <text:section text:style-name="Sect1" text:name="Section5">
        <text:p text:style-name="P6"><text:bookmark text:name="code-block-viewer Copie 4"/>Assertions.assertFalse(isVide);</text:p>
      </text:section>
      <text:p text:style-name="P3">👉 Vérifie que c’est faux</text:p>
      <text:p text:style-name="P5"/>
      <text:h text:style-name="P1" text:outline-level="1">⚠️ 4. Tester une exception</text:h>
      <text:h text:style-name="P13" text:outline-level="2">🧠 Cas :</text:h>
      <text:p text:style-name="P3">Une méthode doit lancer une erreur</text:p>
      <text:p text:style-name="P5"/>
      <text:h text:style-name="P2" text:outline-level="3">💡 Exemple (JUnit 5)</text:h>
      <text:section text:style-name="Sect1" text:name="Section6">
        <text:p text:style-name="P6"><text:bookmark text:name="code-block-viewer Copie 5"/>Assertions.assertThrows(Exception.class, () -&gt; {</text:p>
        <text:p text:style-name="P7"><text:s text:c="4"/>division(10, 0);</text:p>
        <text:p text:style-name="P7">});</text:p>
      </text:section>
      <text:p text:style-name="P3">👉 Ici :</text:p>
      <text:list text:style-name="L5">
        <text:list-item>
          <text:p text:style-name="P14">division par 0 → exception attendue </text:p>
        </text:list-item>
        <text:list-item>
          <text:p text:style-name="P15">si pas d’erreur → test échoue ❌ </text:p>
        </text:list-item>
      </text:list>
      <text:p text:style-name="P5"><text:soft-page-break/></text:p>
      <text:h text:style-name="P1" text:outline-level="1">🏷️ 5. Les annotations</text:h>
      <text:h text:style-name="P13" text:outline-level="2">🔹 Avant chaque test</text:h>
      <text:section text:style-name="Sect1" text:name="Section7">
        <text:p text:style-name="P6"><text:bookmark text:name="code-block-viewer Copie 6"/>@BeforeEach</text:p>
        <text:p text:style-name="P7">public void setUp() {</text:p>
        <text:p text:style-name="P7"><text:s text:c="4"/>loc = new Location(...);</text:p>
        <text:p text:style-name="P7">}</text:p>
      </text:section>
      <text:p text:style-name="P3">👉 Sert à :</text:p>
      <text:list text:style-name="L6">
        <text:list-item>
          <text:p text:style-name="P16">préparer les objets avant chaque test </text:p>
        </text:list-item>
      </text:list>
      <text:p text:style-name="P5"/>
      <text:h text:style-name="P13" text:outline-level="2">🔹 Après chaque test</text:h>
      <text:section text:style-name="Sect1" text:name="Section8">
        <text:p text:style-name="P6"><text:bookmark text:name="code-block-viewer Copie 7"/>@AfterEach</text:p>
        <text:p text:style-name="P7">public void tearDown() {</text:p>
        <text:p text:style-name="P7"><text:s text:c="4"/>// nettoyage</text:p>
        <text:p text:style-name="P7">}</text:p>
      </text:section>
      <text:p text:style-name="P5"/>
      <text:h text:style-name="P13" text:outline-level="2">🔹 Une seule fois (début)</text:h>
      <text:section text:style-name="Sect1" text:name="Section9">
        <text:p text:style-name="P6"><text:bookmark text:name="code-block-viewer Copie 8"/>@BeforeAll</text:p>
        <text:p text:style-name="P7">public void init() {</text:p>
        <text:p text:style-name="P7"><text:s text:c="4"/>// exécuté une fois</text:p>
        <text:p text:style-name="P7">}</text:p>
      </text:section>
      <text:p text:style-name="P5"/>
      <text:h text:style-name="P13" text:outline-level="2">🔹 Ignorer un test</text:h>
      <text:section text:style-name="Sect1" text:name="Section10">
        <text:p text:style-name="P6"><text:bookmark text:name="code-block-viewer Copie 9"/>@Disabled("pas prêt")</text:p>
        <text:p text:style-name="P7">@Test</text:p>
        <text:p text:style-name="P7">public void testXXX() {</text:p>
        <text:p text:style-name="P7">}</text:p>
      </text:section>
      <text:p text:style-name="P3">👉 Le test :</text:p>
      <text:list text:style-name="L7">
        <text:list-item>
          <text:p text:style-name="P17">n’est pas exécuté </text:p>
        </text:list-item>
        <text:list-item>
          <text:p text:style-name="P18">mais apparaît dans le rapport </text:p>
        </text:list-item>
      </text:list>
      <text:p text:style-name="P5"/>
      <text:h text:style-name="P1" text:outline-level="1">🔄 6. Différence JUnit 4 vs 5 (simple)</text:h>
      <text:h text:style-name="P2" text:outline-level="3">💡 Exemple assertion</text:h>
      <text:p text:style-name="P3">JUnit 4 :</text:p>
      <text:section text:style-name="Sect1" text:name="Section11">
        <text:p text:style-name="P6"><text:bookmark text:name="code-block-viewer Copie 10"/>Assert.assertEquals(5, x);</text:p>
      </text:section>
      <text:p text:style-name="P3">JUnit 5 :</text:p>
      <text:section text:style-name="Sect1" text:name="Section12">
        <text:p text:style-name="P6"><text:bookmark text:name="code-block-viewer Copie 11"/><text:soft-page-break/>Assertions.assertEquals(5, x);</text:p>
      </text:section>
      <text:p text:style-name="P5"/>
      <text:h text:style-name="P2" text:outline-level="3">💡 Exemple exception</text:h>
      <text:p text:style-name="P3">JUnit 4 :</text:p>
      <text:section text:style-name="Sect1" text:name="Section13">
        <text:p text:style-name="P6"><text:bookmark text:name="code-block-viewer Copie 12"/>@Test(expected = Exception.class)</text:p>
      </text:section>
      <text:p text:style-name="P3">JUnit 5 :</text:p>
      <text:section text:style-name="Sect1" text:name="Section14">
        <text:p text:style-name="P6"><text:bookmark text:name="code-block-viewer Copie 13"/>Assertions.assertThrows(Exception.class, () -&gt; {...});</text:p>
      </text:section>
      <text:p text:style-name="P3">👉 JUnit 5 = plus clair 👍</text:p>
      <text:p text:style-name="P5"/>
      <text:h text:style-name="P1" text:outline-level="1">🧠 Résumé ultra simple</text:h>
      <text:p text:style-name="P3">✔️ Tester une classe seule (<text:span text:style-name="Strong_20_Emphasis">isolation</text:span>)<text:line-break/>✔️ Utiliser <text:span text:style-name="Strong_20_Emphasis">mock</text:span> pour simuler les autres classes<text:line-break/>✔️ Structure = <text:span text:style-name="Strong_20_Emphasis">Define / When / Then</text:span><text:line-break/>✔️ Vérifier avec <text:span text:style-name="Strong_20_Emphasis">assertions</text:span><text:line-break/>✔️ Tester erreurs avec <text:span text:style-name="Strong_20_Emphasis">assertThrows</text:span></text:p>
      <text:p text:style-name="P5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5:18:59.104276766</meta:creation-date>
    <dc:date>2026-03-27T15:20:24.354406517</dc:date>
    <meta:editing-duration>PT1M27S</meta:editing-duration>
    <meta:editing-cycles>1</meta:editing-cycles>
    <meta:document-statistic meta:table-count="0" meta:image-count="0" meta:object-count="0" meta:page-count="4" meta:paragraph-count="99" meta:word-count="406" meta:character-count="2448" meta:non-whitespace-character-count="2101"/>
    <meta:generator>LibreOffice/25.2.3.2$Linux_X86_64 LibreOffice_project/520$Build-2</meta:generator>
  </office:meta>
</office:document-meta>
</file>